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26in"/>
    </style:style>
    <style:style style:name="co3" style:family="table-column">
      <style:table-column-properties fo:break-before="auto" style:column-width="0.4209in"/>
    </style:style>
    <style:style style:name="co4" style:family="table-column">
      <style:table-column-properties fo:break-before="auto" style:column-width="0.3827in"/>
    </style:style>
    <style:style style:name="co5" style:family="table-column">
      <style:table-column-properties fo:break-before="auto" style:column-width="1.2709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4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  <style:style style:name="ce7" style:family="table-cell" style:parent-style-name="Default">
      <style:table-cell-properties fo:background-color="#f6f9d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]/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3]+[.D2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]/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4]+[.D3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]/[.F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5]+[.D4]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5]/[.F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6]+[.D5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6]/[.F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7]+[.D6]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7]/[.F7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8]+[.D7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8]/[.F8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9]+[.D8]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9]/[.F9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0]+[.D9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10]/[.F1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1]+[.D10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11]/[.F1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2]+[.D11]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12]/[.F12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3]+[.D12]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13]/[.F13]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4]+[.D13]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14]/[.F14]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5]+[.D14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15]/[.F15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6]+[.D15]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16]/[.F16]" office:value-type="float" office:value="0.4" calcext:value-type="float">
            <text:p>0.4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0]/[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1]+[.D20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21]/[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2]+[.D21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22]/[.F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3]+[.D22]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23]/[.F23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4]+[.D23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24]/[.F2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5]+[.D24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25]/[.F2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6]+[.D25]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26]/[.F26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7]+[.D26]"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27]/[.F27]"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8]+[.D27]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28]/[.F28]" office:value-type="float" office:value="1.22222222222222" calcext:value-type="float">
            <text:p>1.222222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9]+[.D28]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29]/[.F29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0]+[.D29]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30]/[.F30]" office:value-type="float" office:value="1.18181818181818" calcext:value-type="float">
            <text:p>1.1818181818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1]+[.D30]"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31]/[.F31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2]+[.D31]"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32]/[.F32]" office:value-type="float" office:value="1.69230769230769" calcext:value-type="float">
            <text:p>1.6923076923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+[.D32]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33]/[.F33]" office:value-type="float" office:value="1.57142857142857" calcext:value-type="float">
            <text:p>1.5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4]+[.D33]"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34]/[.F34]" office:value-type="float" office:value="1.46666666666667" calcext:value-type="float">
            <text:p>1.46666666666667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38]/[.F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9]+[.D3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9]/[.F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C40]+[.D39]" office:value-type="float" office:value="3.3" calcext:value-type="float">
            <text:p>3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0]/[.F40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41]+[.D40]" office:value-type="float" office:value="3.4" calcext:value-type="float">
            <text:p>3.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41]/[.F41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+[.D41]" office:value-type="float" office:value="3.4" calcext:value-type="float">
            <text:p>3.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42]/[.F42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[.C43]+[.D42]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43]/[.F43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4]+[.D43]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44]/[.F44]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[.C45]+[.D44]" office:value-type="float" office:value="12.2" calcext:value-type="float">
            <text:p>12.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45]/[.F45]"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6]+[.D45]" office:value-type="float" office:value="12.2" calcext:value-type="float">
            <text:p>12.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46]/[.F46]" office:value-type="float" office:value="1.35555555555556" calcext:value-type="float">
            <text:p>1.35555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C47]+[.D46]" office:value-type="float" office:value="12.5" calcext:value-type="float">
            <text:p>12.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47]/[.F47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C48]+[.D47]" office:value-type="float" office:value="14.7" calcext:value-type="float">
            <text:p>14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48]/[.F48]" office:value-type="float" office:value="1.33636363636364" calcext:value-type="float">
            <text:p>1.3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</text:p>
          </table:table-cell>
          <table:table-cell table:formula="of:=[.C49]+[.D48]" office:value-type="float" office:value="22.8" calcext:value-type="float">
            <text:p>22.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49]/[.F49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[.C50]+[.D49]" office:value-type="float" office:value="24.7" calcext:value-type="float">
            <text:p>24.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50]/[.F50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51]+[.D50]" office:value-type="float" office:value="24.8" calcext:value-type="float">
            <text:p>24.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51]/[.F51]" office:value-type="float" office:value="1.77142857142857" calcext:value-type="float">
            <text:p>1.7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52]+[.D51]" office:value-type="float" office:value="24.8" calcext:value-type="float">
            <text:p>24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52]/[.F52]" office:value-type="float" office:value="1.65333333333333" calcext:value-type="float">
            <text:p>1.65333333333333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56]" office:value-type="float" office:value="0" calcext:value-type="float">
            <text:p>0</text:p>
          </table:table-cell>
          <table:table-cell/>
          <table:table-cell table:formula="of:=IF([.B56]&gt;0;1;0)" office:value-type="float" office:value="0" calcext:value-type="float">
            <text:p>0</text:p>
          </table:table-cell>
          <table:table-cell/>
          <table:table-cell table:formula="of:=[.D56]/[.F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7]&gt;0;[.C57]+[.D56];0)" office:value-type="float" office:value="0" calcext:value-type="float">
            <text:p>0</text:p>
          </table:table-cell>
          <table:table-cell/>
          <table:table-cell table:formula="of:=IF([.B57]&gt;0;[.F56]+1;0)" office:value-type="float" office:value="0" calcext:value-type="float">
            <text:p>0</text:p>
          </table:table-cell>
          <table:table-cell/>
          <table:table-cell table:formula="of:=[.D57]/[.F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formula="of:=IF([.B58]&gt;0;[.C58]+[.D57];0)" office:value-type="float" office:value="0" calcext:value-type="float">
            <text:p>0</text:p>
          </table:table-cell>
          <table:table-cell/>
          <table:table-cell table:formula="of:=IF([.B58]&gt;0;[.F57]+1;0)" office:value-type="float" office:value="0" calcext:value-type="float">
            <text:p>0</text:p>
          </table:table-cell>
          <table:table-cell/>
          <table:table-cell table:formula="of:=[.D58]/[.F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IF([.B59]&gt;0;[.C59]+[.D58];0)" office:value-type="float" office:value="0.1" calcext:value-type="float">
            <text:p>0.1</text:p>
          </table:table-cell>
          <table:table-cell/>
          <table:table-cell table:formula="of:=IF([.B59]&gt;0;[.F58]+1;0)" office:value-type="float" office:value="1" calcext:value-type="float">
            <text:p>1</text:p>
          </table:table-cell>
          <table:table-cell/>
          <table:table-cell table:formula="of:=[.D59]/[.F59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&gt;0;[.C60]+[.D59];0)" office:value-type="float" office:value="0.1" calcext:value-type="float">
            <text:p>0.1</text:p>
          </table:table-cell>
          <table:table-cell/>
          <table:table-cell table:formula="of:=IF([.B60]&gt;0;[.F59]+1;0)" office:value-type="float" office:value="2" calcext:value-type="float">
            <text:p>2</text:p>
          </table:table-cell>
          <table:table-cell/>
          <table:table-cell table:formula="of:=[.D60]/[.F60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formula="of:=IF([.B61]&gt;0;[.C61]+[.D60];0)" office:value-type="float" office:value="1.7" calcext:value-type="float">
            <text:p>1.7</text:p>
          </table:table-cell>
          <table:table-cell/>
          <table:table-cell table:formula="of:=IF([.B61]&gt;0;[.F60]+1;0)" office:value-type="float" office:value="3" calcext:value-type="float">
            <text:p>3</text:p>
          </table:table-cell>
          <table:table-cell/>
          <table:table-cell table:formula="of:=[.D61]/[.F61]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&gt;0;[.C62]+[.D61];0)" office:value-type="float" office:value="1.7" calcext:value-type="float">
            <text:p>1.7</text:p>
          </table:table-cell>
          <table:table-cell/>
          <table:table-cell table:formula="of:=IF([.B62]&gt;0;[.F61]+1;0)" office:value-type="float" office:value="4" calcext:value-type="float">
            <text:p>4</text:p>
          </table:table-cell>
          <table:table-cell/>
          <table:table-cell table:formula="of:=[.D62]/[.F62]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IF([.B63]&gt;0;[.C63]+[.D62];0)" office:value-type="float" office:value="8.9" calcext:value-type="float">
            <text:p>8.9</text:p>
          </table:table-cell>
          <table:table-cell/>
          <table:table-cell table:formula="of:=IF([.B63]&gt;0;[.F62]+1;0)" office:value-type="float" office:value="5" calcext:value-type="float">
            <text:p>5</text:p>
          </table:table-cell>
          <table:table-cell/>
          <table:table-cell table:formula="of:=[.D63]/[.F63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4]&gt;0;[.C64]+[.D63];0)" office:value-type="float" office:value="8.9" calcext:value-type="float">
            <text:p>8.9</text:p>
          </table:table-cell>
          <table:table-cell/>
          <table:table-cell table:formula="of:=IF([.B64]&gt;0;[.F63]+1;0)" office:value-type="float" office:value="6" calcext:value-type="float">
            <text:p>6</text:p>
          </table:table-cell>
          <table:table-cell/>
          <table:table-cell table:formula="of:=[.D64]/[.F64]" office:value-type="float" office:value="1.48333333333333" calcext:value-type="float">
            <text:p>1.48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IF([.B65]&gt;0;[.C65]+[.D64];0)" office:value-type="float" office:value="9.2" calcext:value-type="float">
            <text:p>9.2</text:p>
          </table:table-cell>
          <table:table-cell/>
          <table:table-cell table:formula="of:=IF([.B65]&gt;0;[.F64]+1;0)" office:value-type="float" office:value="7" calcext:value-type="float">
            <text:p>7</text:p>
          </table:table-cell>
          <table:table-cell/>
          <table:table-cell table:formula="of:=[.D65]/[.F65]" office:value-type="float" office:value="1.31428571428571" calcext:value-type="float">
            <text:p>1.3142857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IF([.B66]&gt;0;[.C66]+[.D65];0)" office:value-type="float" office:value="11.4" calcext:value-type="float">
            <text:p>11.4</text:p>
          </table:table-cell>
          <table:table-cell/>
          <table:table-cell table:formula="of:=IF([.B66]&gt;0;[.F65]+1;0)" office:value-type="float" office:value="8" calcext:value-type="float">
            <text:p>8</text:p>
          </table:table-cell>
          <table:table-cell/>
          <table:table-cell table:formula="of:=[.D66]/[.F66]"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formula="of:=IF([.B67]&gt;0;[.C67]+[.D66];0)" office:value-type="float" office:value="0" calcext:value-type="float">
            <text:p>0</text:p>
          </table:table-cell>
          <table:table-cell/>
          <table:table-cell table:formula="of:=IF([.B67]&gt;0;[.F66]+1;0)" office:value-type="float" office:value="0" calcext:value-type="float">
            <text:p>0</text:p>
          </table:table-cell>
          <table:table-cell/>
          <table:table-cell table:formula="of:=[.D67]/[.F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formula="of:=IF([.B68]&gt;0;[.C68]+[.D67];0)" office:value-type="float" office:value="0" calcext:value-type="float">
            <text:p>0</text:p>
          </table:table-cell>
          <table:table-cell/>
          <table:table-cell table:formula="of:=IF([.B68]&gt;0;[.F67]+1;0)" office:value-type="float" office:value="0" calcext:value-type="float">
            <text:p>0</text:p>
          </table:table-cell>
          <table:table-cell/>
          <table:table-cell table:formula="of:=[.D68]/[.F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IF([.B69]&gt;0;[.C69]+[.D68];0)" office:value-type="float" office:value="0" calcext:value-type="float">
            <text:p>0</text:p>
          </table:table-cell>
          <table:table-cell/>
          <table:table-cell table:formula="of:=IF([.B69]&gt;0;[.F68]+1;0)" office:value-type="float" office:value="0" calcext:value-type="float">
            <text:p>0</text:p>
          </table:table-cell>
          <table:table-cell/>
          <table:table-cell table:formula="of:=[.D69]/[.F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70]&gt;0;[.C70]+[.D69];0)" office:value-type="float" office:value="0" calcext:value-type="float">
            <text:p>0</text:p>
          </table:table-cell>
          <table:table-cell/>
          <table:table-cell table:formula="of:=IF([.B70]&gt;0;[.F69]+1;0)" office:value-type="float" office:value="0" calcext:value-type="float">
            <text:p>0</text:p>
          </table:table-cell>
          <table:table-cell/>
          <table:table-cell table:formula="of:=[.D70]/[.F70]" office:value-type="string" office:string-value="" calcext:value-type="error">
            <text:p>#DIV/0!</text:p>
          </table:table-cell>
        </table:table-row>
      </table:table>
      <table:table table:name="Sheet2" table:style-name="ta1">
        <table:shapes>
          <draw:frame draw:z-index="0" draw:style-name="gr1" draw:text-style-name="P1" svg:width="7.7272in" svg:height="4.778in" svg:x="5.6543in" svg:y="0.8244in">
            <draw:object draw:notify-on-update-of-ranges="Sheet2.C3:Sheet2.C3 Sheet2.C4:Sheet2.C67 Sheet2.D3:Sheet2.D3 Sheet2.D4:Sheet2.D67 Sheet2.H3:Sheet2.H3 Sheet2.H4:Sheet2.H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Nom: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factor: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In – Out</text:p>
          </table:table-cell>
          <table:table-cell table:style-name="ce1" office:value-type="string" calcext:value-type="string">
            <text:p>In – Out/factor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fil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IF([.D4]&gt;nom*[.G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4]+[.E5]" office:value-type="float" office:value="0" calcext:value-type="float">
            <text:p>0</text:p>
          </table:table-cell>
          <table:table-cell table:formula="of:=[.C5]-[.D4]" office:value-type="float" office:value="0" calcext:value-type="float">
            <text:p>0</text:p>
          </table:table-cell>
          <table:table-cell table:formula="of:=[.E5]/factor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IF([.D5]&gt;nom*[.G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D5]+[.F6]" office:value-type="float" office:value="0.471428571428571" calcext:value-type="float">
            <text:p>0.471428571428571</text:p>
          </table:table-cell>
          <table:table-cell table:formula="of:=[.C6]-[.D5]" office:value-type="float" office:value="3.3" calcext:value-type="float">
            <text:p>3.3</text:p>
          </table:table-cell>
          <table:table-cell table:formula="of:=[.E6]/factor" office:value-type="float" office:value="0.471428571428571" calcext:value-type="float">
            <text:p>0.471428571428571</text:p>
          </table:table-cell>
          <table:table-cell office:value-type="float" office:value="0.1" calcext:value-type="float">
            <text:p>0.1</text:p>
          </table:table-cell>
          <table:table-cell table:formula="of:=IF([.D6]&gt;nom*[.G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D6]+[.F7]" office:value-type="float" office:value="0.418367346938775" calcext:value-type="float">
            <text:p>0.418367346938775</text:p>
          </table:table-cell>
          <table:table-cell table:formula="of:=[.C7]-[.D6]" office:value-type="float" office:value="-0.371428571428571" calcext:value-type="float">
            <text:p>-0.371428571428571</text:p>
          </table:table-cell>
          <table:table-cell table:formula="of:=[.E7]/factor" office:value-type="float" office:value="-0.0530612244897959" calcext:value-type="float">
            <text:p>-0.053061224489796</text:p>
          </table:table-cell>
          <table:table-cell office:value-type="float" office:value="0.1" calcext:value-type="float">
            <text:p>0.1</text:p>
          </table:table-cell>
          <table:table-cell table:formula="of:=IF([.D7]&gt;nom*[.G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7]+[.F8]" office:value-type="float" office:value="0.358600583090379" calcext:value-type="float">
            <text:p>0.358600583090379</text:p>
          </table:table-cell>
          <table:table-cell table:formula="of:=[.C8]-[.D7]" office:value-type="float" office:value="-0.418367346938775" calcext:value-type="float">
            <text:p>-0.418367346938775</text:p>
          </table:table-cell>
          <table:table-cell table:formula="of:=[.E8]/factor" office:value-type="float" office:value="-0.0597667638483965" calcext:value-type="float">
            <text:p>-0.059766763848397</text:p>
          </table:table-cell>
          <table:table-cell office:value-type="float" office:value="0.1" calcext:value-type="float">
            <text:p>0.1</text:p>
          </table:table-cell>
          <table:table-cell table:formula="of:=IF([.D8]&gt;nom*[.G8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[.D8]+[.F9]" office:value-type="float" office:value="0.535943356934611" calcext:value-type="float">
            <text:p>0.535943356934611</text:p>
          </table:table-cell>
          <table:table-cell table:formula="of:=[.C9]-[.D8]" office:value-type="float" office:value="1.24139941690962" calcext:value-type="float">
            <text:p>1.24139941690962</text:p>
          </table:table-cell>
          <table:table-cell table:formula="of:=[.E9]/factor" office:value-type="float" office:value="0.177342773844232" calcext:value-type="float">
            <text:p>0.177342773844232</text:p>
          </table:table-cell>
          <table:table-cell office:value-type="float" office:value="0.1" calcext:value-type="float">
            <text:p>0.1</text:p>
          </table:table-cell>
          <table:table-cell table:formula="of:=IF([.D9]&gt;nom*[.G9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+[.F10]" office:value-type="float" office:value="0.459380020229666" calcext:value-type="float">
            <text:p>0.459380020229666</text:p>
          </table:table-cell>
          <table:table-cell table:formula="of:=[.C10]-[.D9]" office:value-type="float" office:value="-0.535943356934611" calcext:value-type="float">
            <text:p>-0.535943356934611</text:p>
          </table:table-cell>
          <table:table-cell table:formula="of:=[.E10]/factor" office:value-type="float" office:value="-0.0765633367049444" calcext:value-type="float">
            <text:p>-0.076563336704944</text:p>
          </table:table-cell>
          <table:table-cell office:value-type="float" office:value="0.1" calcext:value-type="float">
            <text:p>0.1</text:p>
          </table:table-cell>
          <table:table-cell table:formula="of:=IF([.D10]&gt;nom*[.G10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[.D10]+[.F11]" office:value-type="float" office:value="1.42232573162543" calcext:value-type="float">
            <text:p>1.42232573162543</text:p>
          </table:table-cell>
          <table:table-cell table:formula="of:=[.C11]-[.D10]" office:value-type="float" office:value="6.74061997977033" calcext:value-type="float">
            <text:p>6.74061997977033</text:p>
          </table:table-cell>
          <table:table-cell table:formula="of:=[.E11]/factor" office:value-type="float" office:value="0.962945711395762" calcext:value-type="float">
            <text:p>0.962945711395762</text:p>
          </table:table-cell>
          <table:table-cell office:value-type="float" office:value="0.1" calcext:value-type="float">
            <text:p>0.1</text:p>
          </table:table-cell>
          <table:table-cell table:formula="of:=IF([.D11]&gt;nom*[.G11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1]+[.F12]" office:value-type="float" office:value="1.21913634139322" calcext:value-type="float">
            <text:p>1.21913634139322</text:p>
          </table:table-cell>
          <table:table-cell table:formula="of:=[.C12]-[.D11]" office:value-type="float" office:value="-1.42232573162543" calcext:value-type="float">
            <text:p>-1.42232573162543</text:p>
          </table:table-cell>
          <table:table-cell table:formula="of:=[.E12]/factor" office:value-type="float" office:value="-0.203189390232204" calcext:value-type="float">
            <text:p>-0.203189390232204</text:p>
          </table:table-cell>
          <table:table-cell office:value-type="float" office:value="0.1" calcext:value-type="float">
            <text:p>0.1</text:p>
          </table:table-cell>
          <table:table-cell table:formula="of:=IF([.D12]&gt;nom*[.G12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12]+[.F13]" office:value-type="float" office:value="1.08783114976562" calcext:value-type="float">
            <text:p>1.08783114976562</text:p>
          </table:table-cell>
          <table:table-cell table:formula="of:=[.C13]-[.D12]" office:value-type="float" office:value="-0.919136341393224" calcext:value-type="float">
            <text:p>-0.919136341393224</text:p>
          </table:table-cell>
          <table:table-cell table:formula="of:=[.E13]/factor" office:value-type="float" office:value="-0.131305191627603" calcext:value-type="float">
            <text:p>-0.131305191627603</text:p>
          </table:table-cell>
          <table:table-cell office:value-type="float" office:value="0.1" calcext:value-type="float">
            <text:p>0.1</text:p>
          </table:table-cell>
          <table:table-cell table:formula="of:=IF([.D13]&gt;nom*[.G13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D13]+[.F14]" office:value-type="float" office:value="1.24671241408482" calcext:value-type="float">
            <text:p>1.24671241408482</text:p>
          </table:table-cell>
          <table:table-cell table:formula="of:=[.C14]-[.D13]" office:value-type="float" office:value="1.11216885023438" calcext:value-type="float">
            <text:p>1.11216885023438</text:p>
          </table:table-cell>
          <table:table-cell table:formula="of:=[.E14]/factor" office:value-type="float" office:value="0.158881264319197" calcext:value-type="float">
            <text:p>0.158881264319197</text:p>
          </table:table-cell>
          <table:table-cell office:value-type="float" office:value="0.1" calcext:value-type="float">
            <text:p>0.1</text:p>
          </table:table-cell>
          <table:table-cell table:formula="of:=IF([.D14]&gt;nom*[.G1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</text:p>
          </table:table-cell>
          <table:table-cell table:formula="of:=[.D14]+[.F15]" office:value-type="float" office:value="2.22575349778699" calcext:value-type="float">
            <text:p>2.22575349778699</text:p>
          </table:table-cell>
          <table:table-cell table:formula="of:=[.C15]-[.D14]" office:value-type="float" office:value="6.85328758591518" calcext:value-type="float">
            <text:p>6.85328758591518</text:p>
          </table:table-cell>
          <table:table-cell table:formula="of:=[.E15]/factor" office:value-type="float" office:value="0.979041083702169" calcext:value-type="float">
            <text:p>0.979041083702169</text:p>
          </table:table-cell>
          <table:table-cell office:value-type="float" office:value="0.1" calcext:value-type="float">
            <text:p>0.1</text:p>
          </table:table-cell>
          <table:table-cell table:formula="of:=IF([.D15]&gt;nom*[.G1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[.D15]+[.F16]" office:value-type="float" office:value="2.17921728381742" calcext:value-type="float">
            <text:p>2.17921728381742</text:p>
          </table:table-cell>
          <table:table-cell table:formula="of:=[.C16]-[.D15]" office:value-type="float" office:value="-0.325753497786987" calcext:value-type="float">
            <text:p>-0.325753497786987</text:p>
          </table:table-cell>
          <table:table-cell table:formula="of:=[.E16]/factor" office:value-type="float" office:value="-0.0465362139695696" calcext:value-type="float">
            <text:p>-0.04653621396957</text:p>
          </table:table-cell>
          <table:table-cell office:value-type="float" office:value="0.1" calcext:value-type="float">
            <text:p>0.1</text:p>
          </table:table-cell>
          <table:table-cell table:formula="of:=IF([.D16]&gt;nom*[.G1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D16]+[.F17]" office:value-type="float" office:value="1.88218624327207" calcext:value-type="float">
            <text:p>1.88218624327207</text:p>
          </table:table-cell>
          <table:table-cell table:formula="of:=[.C17]-[.D16]" office:value-type="float" office:value="-2.07921728381742" calcext:value-type="float">
            <text:p>-2.07921728381742</text:p>
          </table:table-cell>
          <table:table-cell table:formula="of:=[.E17]/factor" office:value-type="float" office:value="-0.297031040545345" calcext:value-type="float">
            <text:p>-0.297031040545345</text:p>
          </table:table-cell>
          <table:table-cell office:value-type="float" office:value="0.1" calcext:value-type="float">
            <text:p>0.1</text:p>
          </table:table-cell>
          <table:table-cell table:formula="of:=IF([.D17]&gt;nom*[.G1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7]+[.F18]" office:value-type="float" office:value="1.6133024942332" calcext:value-type="float">
            <text:p>1.6133024942332</text:p>
          </table:table-cell>
          <table:table-cell table:formula="of:=[.C18]-[.D17]" office:value-type="float" office:value="-1.88218624327207" calcext:value-type="float">
            <text:p>-1.88218624327207</text:p>
          </table:table-cell>
          <table:table-cell table:formula="of:=[.E18]/factor" office:value-type="float" office:value="-0.268883749038867" calcext:value-type="float">
            <text:p>-0.268883749038867</text:p>
          </table:table-cell>
          <table:table-cell office:value-type="float" office:value="0.1" calcext:value-type="float">
            <text:p>0.1</text:p>
          </table:table-cell>
          <table:table-cell table:formula="of:=IF([.D18]&gt;nom*[.G18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8]+[.F19]" office:value-type="float" office:value="1.38283070934275" calcext:value-type="float">
            <text:p>1.38283070934275</text:p>
          </table:table-cell>
          <table:table-cell table:formula="of:=[.C19]-[.D18]" office:value-type="float" office:value="-1.6133024942332" calcext:value-type="float">
            <text:p>-1.6133024942332</text:p>
          </table:table-cell>
          <table:table-cell table:formula="of:=[.E19]/factor" office:value-type="float" office:value="-0.230471784890458" calcext:value-type="float">
            <text:p>-0.230471784890458</text:p>
          </table:table-cell>
          <table:table-cell office:value-type="float" office:value="0.1" calcext:value-type="float">
            <text:p>0.1</text:p>
          </table:table-cell>
          <table:table-cell table:formula="of:=IF([.D19]&gt;nom*[.G19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19]+[.F20]" office:value-type="float" office:value="1.89956917943664" calcext:value-type="float">
            <text:p>1.89956917943664</text:p>
          </table:table-cell>
          <table:table-cell table:formula="of:=[.C20]-[.D19]" office:value-type="float" office:value="3.61716929065725" calcext:value-type="float">
            <text:p>3.61716929065725</text:p>
          </table:table-cell>
          <table:table-cell table:formula="of:=[.E20]/factor" office:value-type="float" office:value="0.516738470093893" calcext:value-type="float">
            <text:p>0.516738470093893</text:p>
          </table:table-cell>
          <table:table-cell office:value-type="float" office:value="0.1" calcext:value-type="float">
            <text:p>0.1</text:p>
          </table:table-cell>
          <table:table-cell table:formula="of:=IF([.D20]&gt;nom*[.G20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20]+[.F21]" office:value-type="float" office:value="1.91391643951712" calcext:value-type="float">
            <text:p>1.91391643951712</text:p>
          </table:table-cell>
          <table:table-cell table:formula="of:=[.C21]-[.D20]" office:value-type="float" office:value="0.10043082056336" calcext:value-type="float">
            <text:p>0.10043082056336</text:p>
          </table:table-cell>
          <table:table-cell table:formula="of:=[.E21]/factor" office:value-type="float" office:value="0.01434726008048" calcext:value-type="float">
            <text:p>0.01434726008048</text:p>
          </table:table-cell>
          <table:table-cell office:value-type="float" office:value="0.1" calcext:value-type="float">
            <text:p>0.1</text:p>
          </table:table-cell>
          <table:table-cell table:formula="of:=IF([.D21]&gt;nom*[.G21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1]+[.F22]" office:value-type="float" office:value="1.78335694815753" calcext:value-type="float">
            <text:p>1.78335694815753</text:p>
          </table:table-cell>
          <table:table-cell table:formula="of:=[.C22]-[.D21]" office:value-type="float" office:value="-0.91391643951712" calcext:value-type="float">
            <text:p>-0.91391643951712</text:p>
          </table:table-cell>
          <table:table-cell table:formula="of:=[.E22]/factor" office:value-type="float" office:value="-0.130559491359589" calcext:value-type="float">
            <text:p>-0.130559491359589</text:p>
          </table:table-cell>
          <table:table-cell office:value-type="float" office:value="0.1" calcext:value-type="float">
            <text:p>0.1</text:p>
          </table:table-cell>
          <table:table-cell table:formula="of:=IF([.D22]&gt;nom*[.G22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2]+[.F23]" office:value-type="float" office:value="1.52859166984931" calcext:value-type="float">
            <text:p>1.52859166984931</text:p>
          </table:table-cell>
          <table:table-cell table:formula="of:=[.C23]-[.D22]" office:value-type="float" office:value="-1.78335694815753" calcext:value-type="float">
            <text:p>-1.78335694815753</text:p>
          </table:table-cell>
          <table:table-cell table:formula="of:=[.E23]/factor" office:value-type="float" office:value="-0.254765278308219" calcext:value-type="float">
            <text:p>-0.254765278308219</text:p>
          </table:table-cell>
          <table:table-cell office:value-type="float" office:value="0.1" calcext:value-type="float">
            <text:p>0.1</text:p>
          </table:table-cell>
          <table:table-cell table:formula="of:=IF([.D23]&gt;nom*[.G23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23]+[.F24]" office:value-type="float" office:value="1.5959357170137" calcext:value-type="float">
            <text:p>1.5959357170137</text:p>
          </table:table-cell>
          <table:table-cell table:formula="of:=[.C24]-[.D23]" office:value-type="float" office:value="0.471408330150688" calcext:value-type="float">
            <text:p>0.471408330150688</text:p>
          </table:table-cell>
          <table:table-cell table:formula="of:=[.E24]/factor" office:value-type="float" office:value="0.0673440471643839" calcext:value-type="float">
            <text:p>0.067344047164384</text:p>
          </table:table-cell>
          <table:table-cell office:value-type="float" office:value="0.1" calcext:value-type="float">
            <text:p>0.1</text:p>
          </table:table-cell>
          <table:table-cell table:formula="of:=IF([.D24]&gt;nom*[.G2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4]+[.F25]" office:value-type="float" office:value="1.93937347172603" calcext:value-type="float">
            <text:p>1.93937347172603</text:p>
          </table:table-cell>
          <table:table-cell table:formula="of:=[.C25]-[.D24]" office:value-type="float" office:value="2.4040642829863" calcext:value-type="float">
            <text:p>2.4040642829863</text:p>
          </table:table-cell>
          <table:table-cell table:formula="of:=[.E25]/factor" office:value-type="float" office:value="0.343437754712329" calcext:value-type="float">
            <text:p>0.343437754712329</text:p>
          </table:table-cell>
          <table:table-cell office:value-type="float" office:value="0.1" calcext:value-type="float">
            <text:p>0.1</text:p>
          </table:table-cell>
          <table:table-cell table:formula="of:=IF([.D25]&gt;nom*[.G2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5]+[.F26]" office:value-type="float" office:value="2.51946297576516" calcext:value-type="float">
            <text:p>2.51946297576516</text:p>
          </table:table-cell>
          <table:table-cell table:formula="of:=[.C26]-[.D25]" office:value-type="float" office:value="4.06062652827398" calcext:value-type="float">
            <text:p>4.06062652827398</text:p>
          </table:table-cell>
          <table:table-cell table:formula="of:=[.E26]/factor" office:value-type="float" office:value="0.580089504039139" calcext:value-type="float">
            <text:p>0.580089504039139</text:p>
          </table:table-cell>
          <table:table-cell office:value-type="float" office:value="0.1" calcext:value-type="float">
            <text:p>0.1</text:p>
          </table:table-cell>
          <table:table-cell table:formula="of:=IF([.D26]&gt;nom*[.G2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26]+[.F27]" office:value-type="float" office:value="3.87382540779871" calcext:value-type="float">
            <text:p>3.87382540779871</text:p>
          </table:table-cell>
          <table:table-cell table:formula="of:=[.C27]-[.D26]" office:value-type="float" office:value="9.48053702423483" calcext:value-type="float">
            <text:p>9.48053702423483</text:p>
          </table:table-cell>
          <table:table-cell table:formula="of:=[.E27]/factor" office:value-type="float" office:value="1.35436243203355" calcext:value-type="float">
            <text:p>1.35436243203355</text:p>
          </table:table-cell>
          <table:table-cell office:value-type="float" office:value="0.1" calcext:value-type="float">
            <text:p>0.1</text:p>
          </table:table-cell>
          <table:table-cell table:formula="of:=IF([.D27]&gt;nom*[.G2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D27]+[.F28]" office:value-type="float" office:value="12.4632789209703" calcext:value-type="float">
            <text:p>12.4632789209703</text:p>
          </table:table-cell>
          <table:table-cell table:formula="of:=[.C28]-[.D27]" office:value-type="float" office:value="60.1261745922013" calcext:value-type="float">
            <text:p>60.1261745922013</text:p>
          </table:table-cell>
          <table:table-cell table:formula="of:=[.E28]/factor" office:value-type="float" office:value="8.58945351317161" calcext:value-type="float">
            <text:p>8.58945351317161</text:p>
          </table:table-cell>
          <table:table-cell office:value-type="float" office:value="0.1" calcext:value-type="float">
            <text:p>0.1</text:p>
          </table:table-cell>
          <table:table-cell table:formula="of:=IF([.D28]&gt;nom*[.G28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D28]+[.F29]" office:value-type="float" office:value="28.9685247894031" calcext:value-type="float">
            <text:p>28.9685247894031</text:p>
          </table:table-cell>
          <table:table-cell table:formula="of:=[.C29]-[.D28]" office:value-type="float" office:value="115.53672107903" calcext:value-type="float">
            <text:p>115.53672107903</text:p>
          </table:table-cell>
          <table:table-cell table:formula="of:=[.E29]/factor" office:value-type="float" office:value="16.5052458684328" calcext:value-type="float">
            <text:p>16.5052458684328</text:p>
          </table:table-cell>
          <table:table-cell office:value-type="float" office:value="0.1" calcext:value-type="float">
            <text:p>0.1</text:p>
          </table:table-cell>
          <table:table-cell table:formula="of:=IF([.D29]&gt;nom*[.G29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D29]+[.F30]" office:value-type="float" office:value="41.9730212480598" calcext:value-type="float">
            <text:p>41.9730212480598</text:p>
          </table:table-cell>
          <table:table-cell table:formula="of:=[.C30]-[.D29]" office:value-type="float" office:value="91.0314752105969" calcext:value-type="float">
            <text:p>91.0314752105969</text:p>
          </table:table-cell>
          <table:table-cell table:formula="of:=[.E30]/factor" office:value-type="float" office:value="13.0044964586567" calcext:value-type="float">
            <text:p>13.0044964586567</text:p>
          </table:table-cell>
          <table:table-cell office:value-type="float" office:value="0.1" calcext:value-type="float">
            <text:p>0.1</text:p>
          </table:table-cell>
          <table:table-cell table:formula="of:=IF([.D30]&gt;nom*[.G30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D30]+[.F31]" office:value-type="float" office:value="54.9768753554799" calcext:value-type="float">
            <text:p>54.9768753554799</text:p>
          </table:table-cell>
          <table:table-cell table:formula="of:=[.C31]-[.D30]" office:value-type="float" office:value="91.0269787519402" calcext:value-type="float">
            <text:p>91.0269787519402</text:p>
          </table:table-cell>
          <table:table-cell table:formula="of:=[.E31]/factor" office:value-type="float" office:value="13.00385410742" calcext:value-type="float">
            <text:p>13.00385410742</text:p>
          </table:table-cell>
          <table:table-cell office:value-type="float" office:value="0.1" calcext:value-type="float">
            <text:p>0.1</text:p>
          </table:table-cell>
          <table:table-cell table:formula="of:=IF([.D31]&gt;nom*[.G31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D31]+[.F32]" office:value-type="float" office:value="64.408750304697" calcext:value-type="float">
            <text:p>64.408750304697</text:p>
          </table:table-cell>
          <table:table-cell table:formula="of:=[.C32]-[.D31]" office:value-type="float" office:value="66.0231246445202" calcext:value-type="float">
            <text:p>66.0231246445202</text:p>
          </table:table-cell>
          <table:table-cell table:formula="of:=[.E32]/factor" office:value-type="float" office:value="9.43187494921716" calcext:value-type="float">
            <text:p>9.43187494921716</text:p>
          </table:table-cell>
          <table:table-cell office:value-type="float" office:value="0.1" calcext:value-type="float">
            <text:p>0.1</text:p>
          </table:table-cell>
          <table:table-cell table:formula="of:=IF([.D32]&gt;nom*[.G32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D32]+[.F33]" office:value-type="float" office:value="73.7789288325974" calcext:value-type="float">
            <text:p>73.7789288325974</text:p>
          </table:table-cell>
          <table:table-cell table:formula="of:=[.C33]-[.D32]" office:value-type="float" office:value="65.591249695303" calcext:value-type="float">
            <text:p>65.591249695303</text:p>
          </table:table-cell>
          <table:table-cell table:formula="of:=[.E33]/factor" office:value-type="float" office:value="9.37017852790043" calcext:value-type="float">
            <text:p>9.37017852790043</text:p>
          </table:table-cell>
          <table:table-cell office:value-type="float" office:value="0.1" calcext:value-type="float">
            <text:p>0.1</text:p>
          </table:table-cell>
          <table:table-cell table:formula="of:=IF([.D33]&gt;nom*[.G33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D33]+[.F34]" office:value-type="float" office:value="81.3819389993692" calcext:value-type="float">
            <text:p>81.3819389993692</text:p>
          </table:table-cell>
          <table:table-cell table:formula="of:=[.C34]-[.D33]" office:value-type="float" office:value="53.2210711674026" calcext:value-type="float">
            <text:p>53.2210711674026</text:p>
          </table:table-cell>
          <table:table-cell table:formula="of:=[.E34]/factor" office:value-type="float" office:value="7.60301016677179" calcext:value-type="float">
            <text:p>7.60301016677179</text:p>
          </table:table-cell>
          <table:table-cell office:value-type="float" office:value="0.1" calcext:value-type="float">
            <text:p>0.1</text:p>
          </table:table-cell>
          <table:table-cell table:formula="of:=IF([.D34]&gt;nom*[.G34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D34]+[.F35]" office:value-type="float" office:value="87.3273762851736" calcext:value-type="float">
            <text:p>87.3273762851736</text:p>
          </table:table-cell>
          <table:table-cell table:formula="of:=[.C35]-[.D34]" office:value-type="float" office:value="41.6180610006308" calcext:value-type="float">
            <text:p>41.6180610006308</text:p>
          </table:table-cell>
          <table:table-cell table:formula="of:=[.E35]/factor" office:value-type="float" office:value="5.94543728580439" calcext:value-type="float">
            <text:p>5.94543728580439</text:p>
          </table:table-cell>
          <table:table-cell office:value-type="float" office:value="0.1" calcext:value-type="float">
            <text:p>0.1</text:p>
          </table:table-cell>
          <table:table-cell table:formula="of:=IF([.D35]&gt;nom*[.G35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D35]+[.F36]" office:value-type="float" office:value="92.2806082444345" calcext:value-type="float">
            <text:p>92.2806082444345</text:p>
          </table:table-cell>
          <table:table-cell table:formula="of:=[.C36]-[.D35]" office:value-type="float" office:value="34.6726237148264" calcext:value-type="float">
            <text:p>34.6726237148264</text:p>
          </table:table-cell>
          <table:table-cell table:formula="of:=[.E36]/factor" office:value-type="float" office:value="4.95323195926091" calcext:value-type="float">
            <text:p>4.95323195926091</text:p>
          </table:table-cell>
          <table:table-cell office:value-type="float" office:value="0.1" calcext:value-type="float">
            <text:p>0.1</text:p>
          </table:table-cell>
          <table:table-cell table:formula="of:=IF([.D36]&gt;nom*[.G36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D36]+[.F37]" office:value-type="float" office:value="96.2405213523725" calcext:value-type="float">
            <text:p>96.2405213523725</text:p>
          </table:table-cell>
          <table:table-cell table:formula="of:=[.C37]-[.D36]" office:value-type="float" office:value="27.7193917555655" calcext:value-type="float">
            <text:p>27.7193917555655</text:p>
          </table:table-cell>
          <table:table-cell table:formula="of:=[.E37]/factor" office:value-type="float" office:value="3.95991310793792" calcext:value-type="float">
            <text:p>3.95991310793792</text:p>
          </table:table-cell>
          <table:table-cell office:value-type="float" office:value="0.1" calcext:value-type="float">
            <text:p>0.1</text:p>
          </table:table-cell>
          <table:table-cell table:formula="of:=IF([.D37]&gt;nom*[.G37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D37]+[.F38]" office:value-type="float" office:value="91.6347325877478" calcext:value-type="float">
            <text:p>91.6347325877478</text:p>
          </table:table-cell>
          <table:table-cell table:formula="of:=[.C38]-[.D37]" office:value-type="float" office:value="-32.2405213523725" calcext:value-type="float">
            <text:p>-32.2405213523725</text:p>
          </table:table-cell>
          <table:table-cell table:formula="of:=[.E38]/factor" office:value-type="float" office:value="-4.60578876462464" calcext:value-type="float">
            <text:p>-4.60578876462464</text:p>
          </table:table-cell>
          <table:table-cell office:value-type="float" office:value="0.1" calcext:value-type="float">
            <text:p>0.1</text:p>
          </table:table-cell>
          <table:table-cell table:formula="of:=IF([.D38]&gt;nom*[.G38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D38]+[.F39]" office:value-type="float" office:value="83.1154850752124" calcext:value-type="float">
            <text:p>83.1154850752124</text:p>
          </table:table-cell>
          <table:table-cell table:formula="of:=[.C39]-[.D38]" office:value-type="float" office:value="-59.6347325877478" calcext:value-type="float">
            <text:p>-59.6347325877478</text:p>
          </table:table-cell>
          <table:table-cell table:formula="of:=[.E39]/factor" office:value-type="float" office:value="-8.5192475125354" calcext:value-type="float">
            <text:p>-8.5192475125354</text:p>
          </table:table-cell>
          <table:table-cell office:value-type="float" office:value="0.1" calcext:value-type="float">
            <text:p>0.1</text:p>
          </table:table-cell>
          <table:table-cell table:formula="of:=IF([.D39]&gt;nom*[.G39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D39]+[.F40]" office:value-type="float" office:value="74.6704157787535" calcext:value-type="float">
            <text:p>74.6704157787535</text:p>
          </table:table-cell>
          <table:table-cell table:formula="of:=[.C40]-[.D39]" office:value-type="float" office:value="-59.1154850752124" calcext:value-type="float">
            <text:p>-59.1154850752124</text:p>
          </table:table-cell>
          <table:table-cell table:formula="of:=[.E40]/factor" office:value-type="float" office:value="-8.44506929645892" calcext:value-type="float">
            <text:p>-8.44506929645892</text:p>
          </table:table-cell>
          <table:table-cell office:value-type="float" office:value="0.1" calcext:value-type="float">
            <text:p>0.1</text:p>
          </table:table-cell>
          <table:table-cell table:formula="of:=IF([.D40]&gt;nom*[.G40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40]+[.F41]" office:value-type="float" office:value="65.7174992389316" calcext:value-type="float">
            <text:p>65.7174992389316</text:p>
          </table:table-cell>
          <table:table-cell table:formula="of:=[.C41]-[.D40]" office:value-type="float" office:value="-62.6704157787535" calcext:value-type="float">
            <text:p>-62.6704157787535</text:p>
          </table:table-cell>
          <table:table-cell table:formula="of:=[.E41]/factor" office:value-type="float" office:value="-8.95291653982193" calcext:value-type="float">
            <text:p>-8.95291653982193</text:p>
          </table:table-cell>
          <table:table-cell office:value-type="float" office:value="0.1" calcext:value-type="float">
            <text:p>0.1</text:p>
          </table:table-cell>
          <table:table-cell table:formula="of:=IF([.D41]&gt;nom*[.G41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41]+[.F42]" office:value-type="float" office:value="57.4721422047985" calcext:value-type="float">
            <text:p>57.4721422047985</text:p>
          </table:table-cell>
          <table:table-cell table:formula="of:=[.C42]-[.D41]" office:value-type="float" office:value="-57.7174992389316" calcext:value-type="float">
            <text:p>-57.7174992389316</text:p>
          </table:table-cell>
          <table:table-cell table:formula="of:=[.E42]/factor" office:value-type="float" office:value="-8.24535703413308" calcext:value-type="float">
            <text:p>-8.24535703413308</text:p>
          </table:table-cell>
          <table:table-cell office:value-type="float" office:value="0.1" calcext:value-type="float">
            <text:p>0.1</text:p>
          </table:table-cell>
          <table:table-cell table:formula="of:=IF([.D42]&gt;nom*[.G42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D42]+[.F43]" office:value-type="float" office:value="51.690407604113" calcext:value-type="float">
            <text:p>51.690407604113</text:p>
          </table:table-cell>
          <table:table-cell table:formula="of:=[.C43]-[.D42]" office:value-type="float" office:value="-40.4721422047985" calcext:value-type="float">
            <text:p>-40.4721422047985</text:p>
          </table:table-cell>
          <table:table-cell table:formula="of:=[.E43]/factor" office:value-type="float" office:value="-5.7817346006855" calcext:value-type="float">
            <text:p>-5.7817346006855</text:p>
          </table:table-cell>
          <table:table-cell office:value-type="float" office:value="0.1" calcext:value-type="float">
            <text:p>0.1</text:p>
          </table:table-cell>
          <table:table-cell table:formula="of:=IF([.D43]&gt;nom*[.G43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43]+[.F44]" office:value-type="float" office:value="45.7346350892397" calcext:value-type="float">
            <text:p>45.7346350892397</text:p>
          </table:table-cell>
          <table:table-cell table:formula="of:=[.C44]-[.D43]" office:value-type="float" office:value="-41.690407604113" calcext:value-type="float">
            <text:p>-41.690407604113</text:p>
          </table:table-cell>
          <table:table-cell table:formula="of:=[.E44]/factor" office:value-type="float" office:value="-5.95577251487329" calcext:value-type="float">
            <text:p>-5.95577251487329</text:p>
          </table:table-cell>
          <table:table-cell office:value-type="float" office:value="0.1" calcext:value-type="float">
            <text:p>0.1</text:p>
          </table:table-cell>
          <table:table-cell table:formula="of:=IF([.D44]&gt;nom*[.G44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44]+[.F45]" office:value-type="float" office:value="40.2011157907769" calcext:value-type="float">
            <text:p>40.2011157907769</text:p>
          </table:table-cell>
          <table:table-cell table:formula="of:=[.C45]-[.D44]" office:value-type="float" office:value="-38.7346350892397" calcext:value-type="float">
            <text:p>-38.7346350892397</text:p>
          </table:table-cell>
          <table:table-cell table:formula="of:=[.E45]/factor" office:value-type="float" office:value="-5.53351929846282" calcext:value-type="float">
            <text:p>-5.53351929846282</text:p>
          </table:table-cell>
          <table:table-cell office:value-type="float" office:value="0.1" calcext:value-type="float">
            <text:p>0.1</text:p>
          </table:table-cell>
          <table:table-cell table:formula="of:=IF([.D45]&gt;nom*[.G45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45]+[.F46]" office:value-type="float" office:value="34.8866706778088" calcext:value-type="float">
            <text:p>34.8866706778088</text:p>
          </table:table-cell>
          <table:table-cell table:formula="of:=[.C46]-[.D45]" office:value-type="float" office:value="-37.2011157907769" calcext:value-type="float">
            <text:p>-37.2011157907769</text:p>
          </table:table-cell>
          <table:table-cell table:formula="of:=[.E46]/factor" office:value-type="float" office:value="-5.31444511296813" calcext:value-type="float">
            <text:p>-5.31444511296813</text:p>
          </table:table-cell>
          <table:table-cell office:value-type="float" office:value="0.1" calcext:value-type="float">
            <text:p>0.1</text:p>
          </table:table-cell>
          <table:table-cell table:formula="of:=IF([.D46]&gt;nom*[.G46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46]+[.F47]" office:value-type="float" office:value="30.7600034381218" calcext:value-type="float">
            <text:p>30.7600034381218</text:p>
          </table:table-cell>
          <table:table-cell table:formula="of:=[.C47]-[.D46]" office:value-type="float" office:value="-28.8866706778088" calcext:value-type="float">
            <text:p>-28.8866706778088</text:p>
          </table:table-cell>
          <table:table-cell table:formula="of:=[.E47]/factor" office:value-type="float" office:value="-4.12666723968697" calcext:value-type="float">
            <text:p>-4.12666723968697</text:p>
          </table:table-cell>
          <table:table-cell office:value-type="float" office:value="0.1" calcext:value-type="float">
            <text:p>0.1</text:p>
          </table:table-cell>
          <table:table-cell table:formula="of:=IF([.D47]&gt;nom*[.G47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47]+[.F48]" office:value-type="float" office:value="26.9371458041044" calcext:value-type="float">
            <text:p>26.9371458041044</text:p>
          </table:table-cell>
          <table:table-cell table:formula="of:=[.C48]-[.D47]" office:value-type="float" office:value="-26.7600034381218" calcext:value-type="float">
            <text:p>-26.7600034381218</text:p>
          </table:table-cell>
          <table:table-cell table:formula="of:=[.E48]/factor" office:value-type="float" office:value="-3.8228576340174" calcext:value-type="float">
            <text:p>-3.8228576340174</text:p>
          </table:table-cell>
          <table:table-cell office:value-type="float" office:value="0.1" calcext:value-type="float">
            <text:p>0.1</text:p>
          </table:table-cell>
          <table:table-cell table:formula="of:=IF([.D48]&gt;nom*[.G48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48]+[.F49]" office:value-type="float" office:value="23.3746964035181" calcext:value-type="float">
            <text:p>23.3746964035181</text:p>
          </table:table-cell>
          <table:table-cell table:formula="of:=[.C49]-[.D48]" office:value-type="float" office:value="-24.9371458041044" calcext:value-type="float">
            <text:p>-24.9371458041044</text:p>
          </table:table-cell>
          <table:table-cell table:formula="of:=[.E49]/factor" office:value-type="float" office:value="-3.56244940058634" calcext:value-type="float">
            <text:p>-3.56244940058634</text:p>
          </table:table-cell>
          <table:table-cell office:value-type="float" office:value="0.1" calcext:value-type="float">
            <text:p>0.1</text:p>
          </table:table-cell>
          <table:table-cell table:formula="of:=IF([.D49]&gt;nom*[.G49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49]+[.F50]" office:value-type="float" office:value="20.0354540601583" calcext:value-type="float">
            <text:p>20.0354540601583</text:p>
          </table:table-cell>
          <table:table-cell table:formula="of:=[.C50]-[.D49]" office:value-type="float" office:value="-23.3746964035181" calcext:value-type="float">
            <text:p>-23.3746964035181</text:p>
          </table:table-cell>
          <table:table-cell table:formula="of:=[.E50]/factor" office:value-type="float" office:value="-3.33924234335972" calcext:value-type="float">
            <text:p>-3.33924234335972</text:p>
          </table:table-cell>
          <table:table-cell office:value-type="float" office:value="0.1" calcext:value-type="float">
            <text:p>0.1</text:p>
          </table:table-cell>
          <table:table-cell table:formula="of:=IF([.D50]&gt;nom*[.G50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50]+[.F51]" office:value-type="float" office:value="17.7446749087071" calcext:value-type="float">
            <text:p>17.7446749087071</text:p>
          </table:table-cell>
          <table:table-cell table:formula="of:=[.C51]-[.D50]" office:value-type="float" office:value="-16.0354540601583" calcext:value-type="float">
            <text:p>-16.0354540601583</text:p>
          </table:table-cell>
          <table:table-cell table:formula="of:=[.E51]/factor" office:value-type="float" office:value="-2.29077915145119" calcext:value-type="float">
            <text:p>-2.29077915145119</text:p>
          </table:table-cell>
          <table:table-cell office:value-type="float" office:value="0.1" calcext:value-type="float">
            <text:p>0.1</text:p>
          </table:table-cell>
          <table:table-cell table:formula="of:=IF([.D51]&gt;nom*[.G51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51]+[.F52]" office:value-type="float" office:value="15.4954356360347" calcext:value-type="float">
            <text:p>15.4954356360347</text:p>
          </table:table-cell>
          <table:table-cell table:formula="of:=[.C52]-[.D51]" office:value-type="float" office:value="-15.7446749087071" calcext:value-type="float">
            <text:p>-15.7446749087071</text:p>
          </table:table-cell>
          <table:table-cell table:formula="of:=[.E52]/factor" office:value-type="float" office:value="-2.24923927267245" calcext:value-type="float">
            <text:p>-2.24923927267245</text:p>
          </table:table-cell>
          <table:table-cell office:value-type="float" office:value="0.1" calcext:value-type="float">
            <text:p>0.1</text:p>
          </table:table-cell>
          <table:table-cell table:formula="of:=IF([.D52]&gt;nom*[.G52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2]+[.F53]" office:value-type="float" office:value="13.4246591166012" calcext:value-type="float">
            <text:p>13.4246591166012</text:p>
          </table:table-cell>
          <table:table-cell table:formula="of:=[.C53]-[.D52]" office:value-type="float" office:value="-14.4954356360347" calcext:value-type="float">
            <text:p>-14.4954356360347</text:p>
          </table:table-cell>
          <table:table-cell table:formula="of:=[.E53]/factor" office:value-type="float" office:value="-2.07077651943353" calcext:value-type="float">
            <text:p>-2.07077651943353</text:p>
          </table:table-cell>
          <table:table-cell office:value-type="float" office:value="0.1" calcext:value-type="float">
            <text:p>0.1</text:p>
          </table:table-cell>
          <table:table-cell table:formula="of:=IF([.D53]&gt;nom*[.G53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53]+[.F54]" office:value-type="float" office:value="11.9354220999439" calcext:value-type="float">
            <text:p>11.9354220999439</text:p>
          </table:table-cell>
          <table:table-cell table:formula="of:=[.C54]-[.D53]" office:value-type="float" office:value="-10.4246591166012" calcext:value-type="float">
            <text:p>-10.4246591166012</text:p>
          </table:table-cell>
          <table:table-cell table:formula="of:=[.E54]/factor" office:value-type="float" office:value="-1.48923701665731" calcext:value-type="float">
            <text:p>-1.48923701665731</text:p>
          </table:table-cell>
          <table:table-cell office:value-type="float" office:value="0.1" calcext:value-type="float">
            <text:p>0.1</text:p>
          </table:table-cell>
          <table:table-cell table:formula="of:=IF([.D54]&gt;nom*[.G5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54]+[.F55]" office:value-type="float" office:value="10.2303617999519" calcext:value-type="float">
            <text:p>10.2303617999519</text:p>
          </table:table-cell>
          <table:table-cell table:formula="of:=[.C55]-[.D54]" office:value-type="float" office:value="-11.9354220999439" calcext:value-type="float">
            <text:p>-11.9354220999439</text:p>
          </table:table-cell>
          <table:table-cell table:formula="of:=[.E55]/factor" office:value-type="float" office:value="-1.70506029999198" calcext:value-type="float">
            <text:p>-1.70506029999198</text:p>
          </table:table-cell>
          <table:table-cell office:value-type="float" office:value="0.1" calcext:value-type="float">
            <text:p>0.1</text:p>
          </table:table-cell>
          <table:table-cell table:formula="of:=IF([.D55]&gt;nom*[.G5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55]+[.F56]" office:value-type="float" office:value="9.05459582853018" calcext:value-type="float">
            <text:p>9.05459582853018</text:p>
          </table:table-cell>
          <table:table-cell table:formula="of:=[.C56]-[.D55]" office:value-type="float" office:value="-8.23036179995188" calcext:value-type="float">
            <text:p>-8.23036179995188</text:p>
          </table:table-cell>
          <table:table-cell table:formula="of:=[.E56]/factor" office:value-type="float" office:value="-1.1757659714217" calcext:value-type="float">
            <text:p>-1.1757659714217</text:p>
          </table:table-cell>
          <table:table-cell office:value-type="float" office:value="0.1" calcext:value-type="float">
            <text:p>0.1</text:p>
          </table:table-cell>
          <table:table-cell table:formula="of:=IF([.D56]&gt;nom*[.G5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6]+[.F57]" office:value-type="float" office:value="7.9039392815973" calcext:value-type="float">
            <text:p>7.9039392815973</text:p>
          </table:table-cell>
          <table:table-cell table:formula="of:=[.C57]-[.D56]" office:value-type="float" office:value="-8.05459582853018" calcext:value-type="float">
            <text:p>-8.05459582853018</text:p>
          </table:table-cell>
          <table:table-cell table:formula="of:=[.E57]/factor" office:value-type="float" office:value="-1.15065654693288" calcext:value-type="float">
            <text:p>-1.15065654693288</text:p>
          </table:table-cell>
          <table:table-cell office:value-type="float" office:value="0.1" calcext:value-type="float">
            <text:p>0.1</text:p>
          </table:table-cell>
          <table:table-cell table:formula="of:=IF([.D57]&gt;nom*[.G5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D57]+[.F58]" office:value-type="float" office:value="6.87480509851197" calcext:value-type="float">
            <text:p>6.87480509851197</text:p>
          </table:table-cell>
          <table:table-cell table:formula="of:=[.C58]-[.D57]" office:value-type="float" office:value="-7.2039392815973" calcext:value-type="float">
            <text:p>-7.2039392815973</text:p>
          </table:table-cell>
          <table:table-cell table:formula="of:=[.E58]/factor" office:value-type="float" office:value="-1.02913418308533" calcext:value-type="float">
            <text:p>-1.02913418308533</text:p>
          </table:table-cell>
          <table:table-cell office:value-type="float" office:value="0.1" calcext:value-type="float">
            <text:p>0.1</text:p>
          </table:table-cell>
          <table:table-cell table:formula="of:=IF([.D58]&gt;nom*[.G58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D58]+[.F59]" office:value-type="float" office:value="6.00697579872455" calcext:value-type="float">
            <text:p>6.00697579872455</text:p>
          </table:table-cell>
          <table:table-cell table:formula="of:=[.C59]-[.D58]" office:value-type="float" office:value="-6.07480509851197" calcext:value-type="float">
            <text:p>-6.07480509851197</text:p>
          </table:table-cell>
          <table:table-cell table:formula="of:=[.E59]/factor" office:value-type="float" office:value="-0.867829299787425" calcext:value-type="float">
            <text:p>-0.867829299787425</text:p>
          </table:table-cell>
          <table:table-cell office:value-type="float" office:value="0.1" calcext:value-type="float">
            <text:p>0.1</text:p>
          </table:table-cell>
          <table:table-cell table:formula="of:=IF([.D59]&gt;nom*[.G59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[.D59]+[.F60]" office:value-type="float" office:value="5.20597925604961" calcext:value-type="float">
            <text:p>5.20597925604961</text:p>
          </table:table-cell>
          <table:table-cell table:formula="of:=[.C60]-[.D59]" office:value-type="float" office:value="-5.60697579872455" calcext:value-type="float">
            <text:p>-5.60697579872455</text:p>
          </table:table-cell>
          <table:table-cell table:formula="of:=[.E60]/factor" office:value-type="float" office:value="-0.800996542674935" calcext:value-type="float">
            <text:p>-0.800996542674935</text:p>
          </table:table-cell>
          <table:table-cell office:value-type="float" office:value="0.1" calcext:value-type="float">
            <text:p>0.1</text:p>
          </table:table-cell>
          <table:table-cell table:formula="of:=IF([.D60]&gt;nom*[.G60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0]+[.F61]" office:value-type="float" office:value="4.50512507661395" calcext:value-type="float">
            <text:p>4.50512507661395</text:p>
          </table:table-cell>
          <table:table-cell table:formula="of:=[.C61]-[.D60]" office:value-type="float" office:value="-4.90597925604961" calcext:value-type="float">
            <text:p>-4.90597925604961</text:p>
          </table:table-cell>
          <table:table-cell table:formula="of:=[.E61]/factor" office:value-type="float" office:value="-0.700854179435659" calcext:value-type="float">
            <text:p>-0.700854179435659</text:p>
          </table:table-cell>
          <table:table-cell office:value-type="float" office:value="0.1" calcext:value-type="float">
            <text:p>0.1</text:p>
          </table:table-cell>
          <table:table-cell table:formula="of:=IF([.D61]&gt;nom*[.G61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61]+[.F62]" office:value-type="float" office:value="3.89010720852625" calcext:value-type="float">
            <text:p>3.89010720852625</text:p>
          </table:table-cell>
          <table:table-cell table:formula="of:=[.C62]-[.D61]" office:value-type="float" office:value="-4.30512507661395" calcext:value-type="float">
            <text:p>-4.30512507661395</text:p>
          </table:table-cell>
          <table:table-cell table:formula="of:=[.E62]/factor" office:value-type="float" office:value="-0.615017868087708" calcext:value-type="float">
            <text:p>-0.615017868087708</text:p>
          </table:table-cell>
          <table:table-cell office:value-type="float" office:value="0.1" calcext:value-type="float">
            <text:p>0.1</text:p>
          </table:table-cell>
          <table:table-cell table:formula="of:=IF([.D62]&gt;nom*[.G62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D62]+[.F63]" office:value-type="float" office:value="3.34866332159392" calcext:value-type="float">
            <text:p>3.34866332159392</text:p>
          </table:table-cell>
          <table:table-cell table:formula="of:=[.C63]-[.D62]" office:value-type="float" office:value="-3.79010720852625" calcext:value-type="float">
            <text:p>-3.79010720852625</text:p>
          </table:table-cell>
          <table:table-cell table:formula="of:=[.E63]/factor" office:value-type="float" office:value="-0.541443886932321" calcext:value-type="float">
            <text:p>-0.541443886932321</text:p>
          </table:table-cell>
          <table:table-cell office:value-type="float" office:value="0.1" calcext:value-type="float">
            <text:p>0.1</text:p>
          </table:table-cell>
          <table:table-cell table:formula="of:=IF([.D63]&gt;nom*[.G63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63]+[.F64]" office:value-type="float" office:value="2.87028284708051" calcext:value-type="float">
            <text:p>2.87028284708051</text:p>
          </table:table-cell>
          <table:table-cell table:formula="of:=[.C64]-[.D63]" office:value-type="float" office:value="-3.34866332159392" calcext:value-type="float">
            <text:p>-3.34866332159392</text:p>
          </table:table-cell>
          <table:table-cell table:formula="of:=[.E64]/factor" office:value-type="float" office:value="-0.478380474513418" calcext:value-type="float">
            <text:p>-0.478380474513418</text:p>
          </table:table-cell>
          <table:table-cell office:value-type="float" office:value="0.1" calcext:value-type="float">
            <text:p>0.1</text:p>
          </table:table-cell>
          <table:table-cell table:formula="of:=IF([.D64]&gt;nom*[.G6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64]+[.F65]" office:value-type="float" office:value="2.46024244035472" calcext:value-type="float">
            <text:p>2.46024244035472</text:p>
          </table:table-cell>
          <table:table-cell table:formula="of:=[.C65]-[.D64]" office:value-type="float" office:value="-2.87028284708051" calcext:value-type="float">
            <text:p>-2.87028284708051</text:p>
          </table:table-cell>
          <table:table-cell table:formula="of:=[.E65]/factor" office:value-type="float" office:value="-0.410040406725787" calcext:value-type="float">
            <text:p>-0.410040406725787</text:p>
          </table:table-cell>
          <table:table-cell office:value-type="float" office:value="0.1" calcext:value-type="float">
            <text:p>0.1</text:p>
          </table:table-cell>
          <table:table-cell table:formula="of:=IF([.D65]&gt;nom*[.G6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65]+[.F66]" office:value-type="float" office:value="2.10877923458976" calcext:value-type="float">
            <text:p>2.10877923458976</text:p>
          </table:table-cell>
          <table:table-cell table:formula="of:=[.C66]-[.D65]" office:value-type="float" office:value="-2.46024244035472" calcext:value-type="float">
            <text:p>-2.46024244035472</text:p>
          </table:table-cell>
          <table:table-cell table:formula="of:=[.E66]/factor" office:value-type="float" office:value="-0.35146320576496" calcext:value-type="float">
            <text:p>-0.35146320576496</text:p>
          </table:table-cell>
          <table:table-cell office:value-type="float" office:value="0.1" calcext:value-type="float">
            <text:p>0.1</text:p>
          </table:table-cell>
          <table:table-cell table:formula="of:=IF([.D66]&gt;nom*[.G6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66]+[.F67]" office:value-type="float" office:value="1.80752505821979" calcext:value-type="float">
            <text:p>1.80752505821979</text:p>
          </table:table-cell>
          <table:table-cell table:formula="of:=[.C67]-[.D66]" office:value-type="float" office:value="-2.10877923458976" calcext:value-type="float">
            <text:p>-2.10877923458976</text:p>
          </table:table-cell>
          <table:table-cell table:formula="of:=[.E67]/factor" office:value-type="float" office:value="-0.301254176369966" calcext:value-type="float">
            <text:p>-0.301254176369966</text:p>
          </table:table-cell>
          <table:table-cell office:value-type="float" office:value="0.1" calcext:value-type="float">
            <text:p>0.1</text:p>
          </table:table-cell>
          <table:table-cell table:formula="of:=IF([.D67]&gt;nom*[.G67];nom;0)" office:value-type="float" office:value="0" calcext:value-type="float">
            <text:p>0</text:p>
          </table:table-cell>
        </table:table-row>
      </table:table>
      <table:named-expressions>
        <table:named-range table:name="factor" table:base-cell-address="$Sheet2.$B$2" table:cell-range-address="$Sheet2.$B$2"/>
        <table:named-range table:name="nom" table:base-cell-address="$Sheet2.$B$1" table:cell-range-address="$Sheet2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16:59:08.827638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6:59:11.044498130</meta:creation-date>
    <meta:editing-duration>PT6S</meta:editing-duration>
    <meta:editing-cycles>2</meta:editing-cycles>
    <meta:generator>LibreOffice/7.0.4.2$Linux_X86_64 LibreOffice_project/00$Build-2</meta:generator>
    <dc:date>2024-05-24T18:02:21.800542494</dc:date>
    <meta:document-statistic meta:table-count="2" meta:cell-count="79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28cm" svg:height="12.137cm" xlink:href=".." xlink:type="simple" chart:class="chart:line" chart:style-name="ch1">
        <chart:legend chart:legend-position="end" svg:x="17.517cm" svg:y="5.271cm" style:legend-expansion="high" chart:style-name="ch2"/>
        <chart:plot-area chart:style-name="ch3" table:cell-range-address="Sheet2.C3:Sheet2.D67 Sheet2.H3:Sheet2.H67" chart:data-source-has-labels="row" svg:x="0.392cm" svg:y="0.242cm" svg:width="16.733cm" svg:height="11.653cm">
          <chart:coordinate-region svg:x="1.013cm" svg:y="0.441cm" svg:width="15.786cm" svg:height="10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4:Sheet2.C67" chart:label-cell-address="Sheet2.C3:Sheet2.C3" chart:class="chart:line">
            <chart:data-point chart:repeated="64"/>
          </chart:series>
          <chart:series chart:style-name="ch7" chart:values-cell-range-address="Sheet2.D4:Sheet2.D67" chart:label-cell-address="Sheet2.D3:Sheet2.D3" chart:class="chart:line">
            <chart:data-point chart:repeated="64"/>
          </chart:series>
          <chart:series chart:style-name="ch8" chart:values-cell-range-address="Sheet2.H4:Sheet2.H67" chart:label-cell-address="Sheet2.H3:Sheet2.H3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Sheet2.C3:Sheet2.C3</svg:desc>
                </draw:g>
              </table:table-cell>
              <table:table-cell office:value-type="string">
                <text:p>Out</text:p>
                <draw:g>
                  <svg:desc>Sheet2.D3:Sheet2.D3</svg:desc>
                </draw:g>
              </table:table-cell>
              <table:table-cell office:value-type="string">
                <text:p>filter</text:p>
                <draw:g>
                  <svg:desc>Sheet2.H3:Sheet2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4:Sheet2.C67</svg:desc>
                </draw:g>
              </table:table-cell>
              <table:table-cell office:value-type="float" office:value="0">
                <text:p>0</text:p>
                <draw:g>
                  <svg:desc>Sheet2.D4:Sheet2.D67</svg:desc>
                </draw:g>
              </table:table-cell>
              <table:table-cell office:value-type="float" office:value="0">
                <text:p>0</text:p>
                <draw:g>
                  <svg:desc>Sheet2.H4:Sheet2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.471428571428571">
                <text:p>0.47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418367346938775">
                <text:p>0.418367346938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58600583090379">
                <text:p>0.358600583090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.535943356934611">
                <text:p>0.535943356934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459380020229666">
                <text:p>0.459380020229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1.42232573162543">
                <text:p>1.4223257316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21913634139322">
                <text:p>1.21913634139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.08783114976562">
                <text:p>1.08783114976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.24671241408482">
                <text:p>1.24671241408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">
                <text:p>8.1</text:p>
              </table:table-cell>
              <table:table-cell office:value-type="float" office:value="2.22575349778699">
                <text:p>2.22575349778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2.17921728381742">
                <text:p>2.1792172838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1.88218624327207">
                <text:p>1.88218624327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6133024942332">
                <text:p>1.613302494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.38283070934275">
                <text:p>1.38283070934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.89956917943664">
                <text:p>1.89956917943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.91391643951712">
                <text:p>1.9139164395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.78335694815753">
                <text:p>1.78335694815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.52859166984931">
                <text:p>1.52859166984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5959357170137">
                <text:p>1.5959357170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.93937347172603">
                <text:p>1.93937347172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.51946297576516">
                <text:p>2.51946297576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3.87382540779871">
                <text:p>3.87382540779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12.4632789209703">
                <text:p>12.4632789209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28.9685247894031">
                <text:p>28.96852478940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41.9730212480598">
                <text:p>41.973021248059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54.9768753554799">
                <text:p>54.976875355479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64.408750304697">
                <text:p>64.4087503046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73.7789288325974">
                <text:p>73.77892883259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81.3819389993692">
                <text:p>81.381938999369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">
                <text:p>123</text:p>
              </table:table-cell>
              <table:table-cell office:value-type="float" office:value="87.3273762851736">
                <text:p>87.327376285173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">
                <text:p>122</text:p>
              </table:table-cell>
              <table:table-cell office:value-type="float" office:value="92.2806082444345">
                <text:p>92.28060824443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96.2405213523725">
                <text:p>96.24052135237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91.6347325877478">
                <text:p>91.634732587747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83.1154850752124">
                <text:p>83.11548507521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74.6704157787535">
                <text:p>74.67041577875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65.7174992389316">
                <text:p>65.71749923893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57.4721422047985">
                <text:p>57.472142204798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51.690407604113">
                <text:p>51.69040760411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45.7346350892397">
                <text:p>45.73463508923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40.2011157907769">
                <text:p>40.20111579077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4.8866706778088">
                <text:p>34.88667067780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30.7600034381218">
                <text:p>30.76000343812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6.9371458041044">
                <text:p>26.93714580410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23.3746964035181">
                <text:p>23.374696403518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0.0354540601583">
                <text:p>20.035454060158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7.7446749087071">
                <text:p>17.744674908707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5.4954356360347">
                <text:p>15.49543563603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3.4246591166012">
                <text:p>13.4246591166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1.9354220999439">
                <text:p>11.9354220999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0.2303617999519">
                <text:p>10.230361799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9.05459582853018">
                <text:p>9.05459582853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7.9039392815973">
                <text:p>7.9039392815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">
                <text:p>0.7</text:p>
              </table:table-cell>
              <table:table-cell office:value-type="float" office:value="6.87480509851197">
                <text:p>6.8748050985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  <table:table-cell office:value-type="float" office:value="6.00697579872455">
                <text:p>6.0069757987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5.20597925604961">
                <text:p>5.20597925604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">
                <text:p>0.3</text:p>
              </table:table-cell>
              <table:table-cell office:value-type="float" office:value="4.50512507661395">
                <text:p>4.5051250766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">
                <text:p>0.2</text:p>
              </table:table-cell>
              <table:table-cell office:value-type="float" office:value="3.89010720852625">
                <text:p>3.8901072085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3.34866332159392">
                <text:p>3.34866332159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.87028284708051">
                <text:p>2.8702828470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.46024244035472">
                <text:p>2.46024244035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.10877923458976">
                <text:p>2.10877923458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.80752505821979">
                <text:p>1.807525058219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